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style:language-asian="fr" style:country-asian="FR"/>
    </style:style>
    <style:style style:name="P2"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3" style:parent-style-name="DefaultParagraphFont" style:family="text">
      <style:text-properties style:font-name-complex="Courier New" fo:font-weight="bold" style:font-weight-asian="bold"/>
    </style:style>
    <style:style style:name="T4" style:parent-style-name="DefaultParagraphFont" style:family="text">
      <style:text-properties style:font-name-complex="Courier New" fo:font-weight="bold" style:font-weight-asian="bold"/>
    </style:style>
    <style:style style:name="P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1"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1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7" style:parent-style-name="DefaultParagraphFont" style:family="text">
      <style:text-properties style:font-name="Times New Roman" style:font-name-asian="Times New Roman" fo:font-style="italic" style:font-style-asian="italic" fo:font-size="12pt" style:font-size-asian="12pt" style:font-size-complex="12pt" fo:language="en" fo:country="US" style:language-asian="fr" style:country-asian="FR"/>
    </style:style>
    <style:style style:name="T1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21" style:parent-style-name="DefaultParagraphFont" style:family="text">
      <style:text-properties fo:font-weight="bold" style:font-weight-asian="bold"/>
    </style:style>
    <style:style style:name="P22"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3"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8" style:parent-style-name="Function" style:family="paragraph">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P3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3"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9"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5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3"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5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7" style:parent-style-name="Normal" style:family="paragraph">
      <style:paragraph-properties fo:margin-bottom="0in" fo:line-height="100%">
        <style:tab-stops>
          <style:tab-stop style:type="left" style:position="0in"/>
        </style:tab-stops>
      </style:paragraph-properties>
    </style:style>
    <style:style style:name="T5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0" style:parent-style-name="Normal" style:family="paragraph">
      <style:paragraph-properties fo:margin-bottom="0in" fo:line-height="100%"/>
      <style:text-properties fo:language="en" fo:country="US"/>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P6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6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6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6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7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5" style:parent-style-name="Normal" style:family="paragraph">
      <style:paragraph-properties fo:margin-bottom="0in" fo:line-height="100%">
        <style:tab-stops>
          <style:tab-stop style:type="left" style:position="0in"/>
        </style:tab-stops>
      </style:paragraph-properties>
    </style:style>
    <style:style style:name="T7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79" style:parent-style-name="Normal" style:family="paragraph">
      <style:paragraph-properties fo:margin-bottom="0in" fo:line-height="100%" fo:margin-left="0.75in">
        <style:tab-stops>
          <style:tab-stop style:type="left" style:position="0in"/>
        </style:tab-stops>
      </style:paragraph-properties>
      <style:text-properties fo:language="en" fo:country="US"/>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P8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8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8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8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8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9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9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95" style:parent-style-name="Normal" style:family="paragraph">
      <style:paragraph-properties fo:margin-bottom="0in" fo:line-height="100%">
        <style:tab-stops>
          <style:tab-stop style:type="left" style:position="0in"/>
        </style:tab-stops>
      </style:paragraph-properties>
    </style:style>
    <style:style style:name="T9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97" style:parent-style-name="Normal" style:family="paragraph">
      <style:paragraph-properties fo:margin-bottom="0in" fo:line-height="100%" fo:margin-left="0.75in">
        <style:tab-stops>
          <style:tab-stop style:type="left" style:position="0in"/>
        </style:tab-stops>
      </style:paragraph-properties>
      <style:text-properties fo:language="en" fo:country="US"/>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P101"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02"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0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05"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0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0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0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11" style:parent-style-name="Normal" style:family="paragraph">
      <style:paragraph-properties fo:margin-bottom="0in" fo:line-height="100%">
        <style:tab-stops>
          <style:tab-stop style:type="left" style:position="0in"/>
        </style:tab-stops>
      </style:paragraph-properties>
    </style:style>
    <style:style style:name="T11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7"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1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2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21"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2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23" style:parent-style-name="Normal" style:family="paragraph">
      <style:paragraph-properties fo:margin-bottom="0in" fo:line-height="100%" fo:margin-left="0.5in">
        <style:tab-stops>
          <style:tab-stop style:type="left" style:position="0.25in"/>
        </style:tab-stops>
      </style:paragraph-properties>
      <style:text-properties fo:language="en" fo:country="US"/>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P12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2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3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31"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3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3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35"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3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137" style:parent-style-name="Normal" style:family="paragraph">
      <style:paragraph-properties fo:margin-bottom="0in" fo:line-height="100%">
        <style:tab-stops>
          <style:tab-stop style:type="left" style:position="0in"/>
        </style:tab-stops>
      </style:paragraph-properties>
    </style:style>
    <style:style style:name="T138" style:parent-style-name="DefaultParagraphFont" style:family="text">
      <style:text-properties style:font-name="Times New Roman" fo:font-weight="bold" style:font-weight-asian="bold"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tyle="italic" style:font-style-asian="italic"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P143" style:parent-style-name="Normal" style:family="paragraph">
      <style:paragraph-properties fo:margin-bottom="0in" fo:line-height="100%">
        <style:tab-stops>
          <style:tab-stop style:type="left" style:position="0.75in"/>
        </style:tab-stops>
      </style:paragraph-properties>
      <style:text-properties fo:language="en" fo:country="US"/>
    </style:style>
    <style:style style:name="P144" style:parent-style-name="Normal" style:family="paragraph">
      <style:paragraph-properties fo:text-align="end"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style>
    <style:style style:name="P15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5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5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5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5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5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5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5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160" style:parent-style-name="Normal" style:family="paragraph">
      <style:paragraph-properties fo:margin-bottom="0in" fo:line-height="100%">
        <style:tab-stops>
          <style:tab-stop style:type="left" style:position="0in"/>
        </style:tab-stops>
      </style:paragraph-properties>
    </style:style>
    <style:style style:name="T161" style:parent-style-name="DefaultParagraphFont" style:family="text">
      <style:text-properties style:font-name="Times New Roman" fo:font-weight="bold" style:font-weight-asian="bold"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tyle="italic" style:font-style-asian="italic"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P172"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73"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7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7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7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7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7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8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18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182" style:parent-style-name="Normal" style:family="paragraph">
      <style:paragraph-properties fo:margin-bottom="0in" fo:line-height="100%">
        <style:tab-stops>
          <style:tab-stop style:type="left" style:position="0in"/>
        </style:tab-stops>
      </style:paragraph-properties>
    </style:style>
    <style:style style:name="T183" style:parent-style-name="DefaultParagraphFont" style:family="text">
      <style:text-properties style:font-name="Times New Roman" fo:font-weight="bold" style:font-weight-asian="bold"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tyle="italic" style:font-style-asian="italic"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P19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97"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9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0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0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5"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0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20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0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1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1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12" style:parent-style-name="Normal" style:family="paragraph">
      <style:paragraph-properties fo:margin-bottom="0in" fo:line-height="100%">
        <style:tab-stops>
          <style:tab-stop style:type="left" style:position="0in"/>
        </style:tab-stops>
      </style:paragraph-properties>
    </style:style>
    <style:style style:name="T213" style:parent-style-name="DefaultParagraphFont" style:family="text">
      <style:text-properties style:font-name="Times New Roman" fo:font-weight="bold" style:font-weight-asian="bold"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tyle="italic" style:font-style-asian="italic"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219" style:parent-style-name="DefaultParagraphFont" style:family="text">
      <style:text-properties fo:font-weight="bold" style:font-weight-asian="bold"/>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P22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27"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2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2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3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3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3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3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3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4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4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4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44" style:parent-style-name="Normal" style:family="paragraph">
      <style:paragraph-properties fo:margin-bottom="0in" fo:line-height="100%">
        <style:tab-stops>
          <style:tab-stop style:type="left" style:position="0in"/>
        </style:tab-stops>
      </style:paragraph-properties>
    </style:style>
    <style:style style:name="T245" style:parent-style-name="DefaultParagraphFont" style:family="text">
      <style:text-properties style:font-name="Times New Roman" fo:font-weight="bold" style:font-weight-asian="bold"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tyle="italic" style:font-style-asian="italic"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P250"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251" style:parent-style-name="DefaultParagraphFont" style:family="text">
      <style:text-properties fo:font-weight="bold" style:font-weight-asian="bold"/>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P25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5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6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6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6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6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6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6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6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6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6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6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7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7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72" style:parent-style-name="Normal" style:family="paragraph">
      <style:paragraph-properties fo:margin-bottom="0in" fo:line-height="100%">
        <style:tab-stops>
          <style:tab-stop style:type="left" style:position="0in"/>
        </style:tab-stops>
      </style:paragraph-properties>
    </style:style>
    <style:style style:name="T273" style:parent-style-name="DefaultParagraphFont" style:family="text">
      <style:text-properties style:font-name="Times New Roman" fo:font-weight="bold" style:font-weight-asian="bold"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tyle="italic" style:font-style-asian="italic"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P28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8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8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8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8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8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9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9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9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9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9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29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9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0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0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02" style:parent-style-name="Normal" style:family="paragraph">
      <style:paragraph-properties fo:margin-bottom="0in" fo:line-height="100%">
        <style:tab-stops>
          <style:tab-stop style:type="left" style:position="0in"/>
        </style:tab-stops>
      </style:paragraph-properties>
    </style:style>
    <style:style style:name="T303" style:parent-style-name="DefaultParagraphFont" style:family="text">
      <style:text-properties style:font-name="Times New Roman" fo:font-weight="bold" style:font-weight-asian="bold"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tyle="italic" style:font-style-asian="italic"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P31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1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1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18"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2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2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2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2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2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2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26"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27"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2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2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30"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3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3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34"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3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36" style:parent-style-name="Normal" style:family="paragraph">
      <style:paragraph-properties fo:margin-bottom="0in" fo:line-height="100%">
        <style:tab-stops>
          <style:tab-stop style:type="left" style:position="0in"/>
        </style:tab-stops>
      </style:paragraph-properties>
    </style:style>
    <style:style style:name="T337" style:parent-style-name="DefaultParagraphFont" style:family="text">
      <style:text-properties style:font-name="Times New Roman" fo:font-weight="bold" style:font-weight-asian="bold"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tyle="italic" style:font-style-asian="italic"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343" style:parent-style-name="DefaultParagraphFont" style:family="text">
      <style:text-properties fo:font-weight="bold" style:font-weight-asian="bold"/>
    </style:style>
    <style:style style:name="T344" style:parent-style-name="DefaultParagraphFont" style:family="text">
      <style:text-properties fo:font-weight="bold" style:font-weight-asian="bold"/>
    </style:style>
    <style:style style:name="T345" style:parent-style-name="DefaultParagraphFont" style:family="text">
      <style:text-properties fo:font-weight="bold" style:font-weight-asian="bold"/>
    </style:style>
    <style:style style:name="T346" style:parent-style-name="DefaultParagraphFont" style:family="text">
      <style:text-properties fo:font-weight="bold" style:font-weight-asian="bold"/>
    </style:style>
    <style:style style:name="T347" style:parent-style-name="DefaultParagraphFont" style:family="text">
      <style:text-properties fo:font-weight="bold" style:font-weight-asian="bold"/>
    </style:style>
    <style:style style:name="P34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49"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5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5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5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5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54" style:parent-style-name="Normal" style:family="paragraph">
      <style:paragraph-properties fo:text-align="end"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style:style>
    <style:style style:name="P35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5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5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6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6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62"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6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36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6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6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6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69"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T370" style:parent-style-name="DefaultParagraphFont" style:family="text">
      <style:text-properties fo:font-weight="bold" style:font-weight-asian="bold"/>
    </style:style>
    <style:style style:name="T371" style:parent-style-name="DefaultParagraphFont" style:family="text">
      <style:text-properties fo:font-weight="bold" style:font-weight-asian="bold"/>
    </style:style>
    <style:style style:name="T372" style:parent-style-name="DefaultParagraphFont" style:family="text">
      <style:text-properties fo:font-weight="bold" style:font-weight-asian="bold"/>
    </style:style>
    <style:style style:name="P37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7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7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7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7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7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79" style:parent-style-name="Normal" style:family="paragraph">
      <style:paragraph-properties fo:margin-bottom="0in" fo:line-height="100%" fo:margin-left="0.7479in">
        <style:tab-stops>
          <style:tab-stop style:type="left" style:position="0.002in"/>
        </style:tab-stops>
      </style:paragraph-properties>
      <style:text-properties fo:language="en" fo:country="US"/>
    </style:style>
    <style:style style:name="T380" style:parent-style-name="DefaultParagraphFont" style:family="text">
      <style:text-properties fo:font-weight="bold" style:font-weight-asian="bold"/>
    </style:style>
    <style:style style:name="T381" style:parent-style-name="DefaultParagraphFont" style:family="text">
      <style:text-properties fo:font-weight="bold" style:font-weight-asian="bold"/>
    </style:style>
    <style:style style:name="T382" style:parent-style-name="DefaultParagraphFont" style:family="text">
      <style:text-properties fo:font-weight="bold" style:font-weight-asian="bold"/>
    </style:style>
    <style:style style:name="P38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8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8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8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87"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8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8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39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91"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392"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93"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T394" style:parent-style-name="DefaultParagraphFont" style:family="text">
      <style:text-properties fo:font-weight="bold" style:font-weight-asian="bold"/>
    </style:style>
    <style:style style:name="T395" style:parent-style-name="DefaultParagraphFont" style:family="text">
      <style:text-properties fo:font-weight="bold" style:font-weight-asian="bold"/>
    </style:style>
    <style:style style:name="P396"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P397"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T398" style:parent-style-name="DefaultParagraphFont" style:family="text">
      <style:text-properties fo:font-weight="bold" style:font-weight-asian="bold"/>
    </style:style>
    <style:style style:name="T399" style:parent-style-name="DefaultParagraphFont" style:family="text">
      <style:text-properties fo:font-weight="bold" style:font-weight-asian="bold"/>
    </style:style>
    <style:style style:name="P400"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P40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0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03" style:parent-style-name="DefaultParagraphFont" style:family="text">
      <style:text-properties style:font-name="Times New Roman" style:font-name-asian="Times New Roman" style:font-weight-complex="bold" fo:font-style="italic" style:font-style-asian="italic" fo:font-size="12pt" style:font-size-asian="12pt" style:font-size-complex="12pt" fo:language="en" fo:country="US" style:language-asian="fr" style:country-asian="FR"/>
    </style:style>
    <style:style style:name="T40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405" style:parent-style-name="Normal" style:family="paragraph">
      <style:paragraph-properties fo:margin-bottom="0in" fo:line-height="100%" fo:margin-left="0.75in">
        <style:tab-stops>
          <style:tab-stop style:type="left" style:position="0in"/>
        </style:tab-stops>
      </style:paragraph-properties>
      <style:text-properties style:font-name="Times New Roman" fo:font-size="12pt" style:font-size-asian="12pt" style:font-size-complex="12pt" fo:language="en" fo:country="US"/>
    </style:style>
    <style:style style:name="T406" style:parent-style-name="DefaultParagraphFont" style:family="text">
      <style:text-properties fo:font-weight="bold" style:font-weight-asian="bold"/>
    </style:style>
    <style:style style:name="T407" style:parent-style-name="DefaultParagraphFont" style:family="text">
      <style:text-properties fo:font-weight="bold" style:font-weight-asian="bold"/>
    </style:style>
    <style:style style:name="P40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09" style:parent-style-name="Function" style:family="paragraph">
      <style:text-properties fo:font-weight="bold" style:font-weight-asian="bold"/>
    </style:style>
    <style:style style:name="T410" style:parent-style-name="DefaultParagraphFont" style:family="text">
      <style:text-properties fo:font-weight="bold" style:font-weight-asian="bold"/>
    </style:style>
    <style:style style:name="T411" style:parent-style-name="DefaultParagraphFont" style:family="text">
      <style:text-properties fo:font-weight="bold" style:font-weight-asian="bold"/>
    </style:style>
    <style:style style:name="P412"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13"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P414" style:parent-style-name="Function" style:family="paragraph">
      <style:text-properties fo:font-weight="bold" style:font-weight-asian="bold"/>
    </style:style>
    <style:style style:name="T415" style:parent-style-name="DefaultParagraphFont" style:family="text">
      <style:text-properties fo:font-weight="bold" style:font-weight-asian="bold"/>
    </style:style>
    <style:style style:name="T416" style:parent-style-name="DefaultParagraphFont" style:family="text">
      <style:text-properties fo:font-weight="bold" style:font-weight-asian="bold"/>
    </style:style>
    <style:style style:name="T417" style:parent-style-name="DefaultParagraphFont" style:family="text">
      <style:text-properties fo:font-weight="bold" style:font-weight-asian="bold"/>
    </style:style>
    <style:style style:name="P41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19"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P420" style:parent-style-name="Function" style:family="paragraph">
      <style:text-properties fo:font-weight="bold" style:font-weight-asian="bold"/>
    </style:style>
    <style:style style:name="T421" style:parent-style-name="DefaultParagraphFont" style:family="text">
      <style:text-properties fo:font-weight="bold" style:font-weight-asian="bold"/>
    </style:style>
    <style:style style:name="T422" style:parent-style-name="DefaultParagraphFont" style:family="text">
      <style:text-properties fo:font-weight="bold" style:font-weight-asian="bold"/>
    </style:style>
    <style:style style:name="T423" style:parent-style-name="DefaultParagraphFont" style:family="text">
      <style:text-properties fo:font-weight="bold" style:font-weight-asian="bold"/>
    </style:style>
    <style:style style:name="P42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2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26" style:parent-style-name="Function" style:family="paragraph">
      <style:text-properties fo:font-weight="bold" style:font-weight-asian="bold"/>
    </style:style>
    <style:style style:name="T427" style:parent-style-name="DefaultParagraphFont" style:family="text">
      <style:text-properties fo:font-weight="bold" style:font-weight-asian="bold"/>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P43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31"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P432"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P433"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office:automatic-styles>
  <office:body>
    <office:text text:use-soft-page-breaks="true">
      <text:h text:style-name="P1" text:outline-level="1">The PageObject<text:s/>Class</text:h>
      <text:p text:style-name="P2">This class represents a single page within a PDF file. <text:s/>Typically this<text:s/>object will be created by accessing the<text:s/>getPage()<text:s/>method of the PdfDocuments and sub-classes, but it is<text:s/>also possible to create an empty page with the<text:s/>createBlankPage()</text:p>
      <text:p text:style-name="Function">class<text:s/><text:span text:style-name="T3">pypdf.</text:span><text:span text:style-name="T4">PageObject</text:span>(pdf=None, indirectRef=None):</text:p>
      <text:p text:style-name="P5">Initializes a<text:s/>page<text:s/>object<text:s/></text:p>
      <text:p text:style-name="P6">Parameters :</text:p>
      <text:list text:style-name="LFO1" text:continue-numbering="true">
        <text:list-item>
          <text:p text:style-name="P7"><text:span text:style-name="T8">pdf</text:span><text:span text:style-name="T9">(</text:span><text:span text:style-name="T10">PdfDocument or None</text:span><text:span text:style-name="T11">)</text:span><text:span text:style-name="T12"><text:s/>– A<text:s/></text:span><text:span text:style-name="T13">PdfDocument (Reader/Writer/Merger). None should not be used.</text:span></text:p>
        </text:list-item>
        <text:list-item>
          <text:p text:style-name="P14"><text:span text:style-name="T15">indirectRef</text:span><text:span text:style-name="T16">(</text:span><text:span text:style-name="T17">IndirectObject</text:span><text:span text:style-name="T18">) –<text:s/></text:span><text:span text:style-name="T19">An indiref ref to the page reference. None if no page referenced.</text:span></text:p>
        </text:list-item>
      </text:list>
      <text:p text:style-name="P20"/>
      <text:p text:style-name="Function"><text:span text:style-name="T21">clone(</text:span>pdf_dest):</text:p>
      <text:p text:style-name="P22">Create a clone of the page into pdf_dest. All refered sub objects are also duplicated.</text:p>
      <text:p text:style-name="P23">Parameters :</text:p>
      <text:list text:style-name="LFO1" text:continue-numbering="true">
        <text:list-item>
          <text:p text:style-name="P24"><text:span text:style-name="T25">pdf_dest</text:span><text:span text:style-name="T26">(PdfFileWriter)</text:span><text:span text:style-name="T27"><text:s/>– A PdfFileWriter or descendant</text:span></text:p>
        </text:list-item>
      </text:list>
      <text:p text:style-name="P28"/>
      <text:p text:style-name="Function"><text:span text:style-name="T29">creat</text:span><text:span text:style-name="T30">e_blank_p</text:span><text:span text:style-name="T31">age(</text:span>pdf=None, width=None, height=None<text:span text:style-name="T32">)</text:span><text:span text:style-name="T33">:</text:span></text:p>
      <text:p text:style-name="aka">(aka<text:s/><text:span text:style-name="T34">createBlankPage</text:span>() for compatibility)</text:p>
      <text:p text:style-name="P35">Create a blank page of size width x height</text:p>
      <text:p text:style-name="P36">Parameters :</text:p>
      <text:list text:style-name="LFO1" text:continue-numbering="true">
        <text:list-item>
          <text:p text:style-name="P37"><text:span text:style-name="T38">pdf</text:span><text:span text:style-name="T39">(PdfDocument or None)</text:span><text:span text:style-name="T40"><text:s/>– A PdfWriter or descendant. None is not recommended. <text:s/></text:span></text:p>
        </text:list-item>
        <text:list-item>
          <text:p text:style-name="P41"><text:span text:style-name="T42">width</text:span><text:span text:style-name="T43"><text:s/></text:span><text:span text:style-name="T44">(None,int)</text:span><text:span text:style-name="T45"><text:s/>– Page<text:s/></text:span><text:span text:style-name="T46">width expressed in default user space (1/72 " by default). None means width of last page.</text:span></text:p>
        </text:list-item>
        <text:list-item>
          <text:p text:style-name="P47"><text:span text:style-name="T48">height</text:span><text:span text:style-name="T49"><text:s/>(None,int)</text:span><text:span text:style-name="T50"><text:s/>– Page height expressed in default user space (1/72 " by default). None means height of last page.</text:span></text:p>
        </text:list-item>
      </text:list>
      <text:p text:style-name="P51">Returns :</text:p>
      <text:list text:style-name="LFO1" text:continue-numbering="true">
        <text:list-item>
          <text:p text:style-name="P52"><text:span text:style-name="T53">PageObject</text:span><text:span text:style-name="T54"><text:s/>–</text:span><text:span text:style-name="T55"><text:s/>Blank PageObject .</text:span></text:p>
        </text:list-item>
      </text:list>
      <text:p text:style-name="P56">Exception :</text:p>
      <text:list text:style-name="LFO1" text:continue-numbering="true">
        <text:list-item>
          <text:p text:style-name="P57"><text:span text:style-name="T58">PageSizeNotDefinedError</text:span><text:span text:style-name="T59"><text:s/>– if no page in the PdfDocument or pdf is None</text:span></text:p>
        </text:list-item>
      </text:list>
      <text:p text:style-name="P60"/>
      <text:p text:style-name="Function"><text:span text:style-name="T61">rotate_clockwise</text:span>(angle):</text:p>
      <text:p text:style-name="aka">(aka<text:s/><text:span text:style-name="T62">rotateClock</text:span><text:span text:style-name="T63">wise</text:span>() for compatibility)</text:p>
      <text:p text:style-name="P64">Rotate page clockwise by angle degrees. Angle must be a multiple of 90.</text:p>
      <text:p text:style-name="P65">Parameters :</text:p>
      <text:list text:style-name="LFO1" text:continue-numbering="true">
        <text:list-item>
          <text:p text:style-name="P66"><text:span text:style-name="T67">angle</text:span><text:span text:style-name="T68">(int)</text:span><text:span text:style-name="T69"><text:s/>– rotation angle (multiple of 90)</text:span></text:p>
        </text:list-item>
      </text:list>
      <text:p text:style-name="P70">Returns :</text:p>
      <text:list text:style-name="LFO1" text:continue-numbering="true">
        <text:list-item>
          <text:p text:style-name="P71"><text:span text:style-name="T72">PageObject</text:span><text:span text:style-name="T73"><text:s/>– Itself .</text:span></text:p>
        </text:list-item>
      </text:list>
      <text:p text:style-name="P74">Exception :</text:p>
      <text:list text:style-name="LFO1" text:continue-numbering="true">
        <text:list-item>
          <text:p text:style-name="P75"><text:span text:style-name="T76">AssertionError</text:span><text:span text:style-name="T77">–<text:s/></text:span><text:span text:style-name="T78">if angle not multiple of 90</text:span></text:p>
        </text:list-item>
      </text:list>
      <text:p text:style-name="P79"/>
      <text:p text:style-name="Function"><text:span text:style-name="T80">rotate_</text:span><text:span text:style-name="T81">counter_</text:span><text:span text:style-name="T82">clockwise</text:span>(angle):</text:p>
      <text:p text:style-name="aka">(aka<text:s/><text:span text:style-name="T83">rotateCounterClockwise</text:span>() for compatibility)</text:p>
      <text:p text:style-name="P84">Rotate page counter-clockwise by angle degrees. Angle must be a multiple of 90.</text:p>
      <text:p text:style-name="P85">Parameters :</text:p>
      <text:list text:style-name="LFO1" text:continue-numbering="true">
        <text:list-item>
          <text:p text:style-name="P86"><text:span text:style-name="T87">angle</text:span><text:span text:style-name="T88">(int)</text:span><text:span text:style-name="T89"><text:s/>– rotation angle (multiple of 90)</text:span></text:p>
        </text:list-item>
      </text:list>
      <text:p text:style-name="P90">Returns :</text:p>
      <text:list text:style-name="LFO1" text:continue-numbering="true">
        <text:list-item>
          <text:p text:style-name="P91"><text:span text:style-name="T92">PageObject</text:span><text:span text:style-name="T93"><text:s/>– Itself .</text:span></text:p>
        </text:list-item>
      </text:list>
      <text:p text:style-name="P94">Exception :</text:p>
      <text:list text:style-name="LFO1" text:continue-numbering="true">
        <text:list-item>
          <text:p text:style-name="P95"><text:span text:style-name="T96">AssertionError– if angle not multiple of 90</text:span></text:p>
        </text:list-item>
      </text:list>
      <text:p text:style-name="P97"/>
      <text:p text:style-name="Function"><text:span text:style-name="T98">get_content</text:span><text:span text:style-name="T99">s</text:span>():</text:p>
      <text:p text:style-name="aka">(aka<text:s/><text:span text:style-name="T100">getContents</text:span>() for compatibility)</text:p>
      <text:p text:style-name="P101">returns the contents<text:s/>field of the page</text:p>
      <text:p text:style-name="P102">Returns :</text:p>
      <text:list text:style-name="LFO1" text:continue-numbering="true">
        <text:list-item>
          <text:p text:style-name="P103"><text:span text:style-name="T104">P</text:span><text:span text:style-name="T105">df</text:span><text:span text:style-name="T106">Object</text:span><text:span text:style-name="T107">/None</text:span><text:span text:style-name="T108"><text:s/>–<text:s/></text:span><text:span text:style-name="T109">content of the page or None, if contents does not exist.</text:span></text:p>
        </text:list-item>
      </text:list>
      <text:p text:style-name="P110">Exception :</text:p>
      <text:list text:style-name="LFO1" text:continue-numbering="true">
        <text:list-item>
          <text:p text:style-name="P111"><text:span text:style-name="T112">AssertionError– if angle not multiple of 90</text:span></text:p>
        </text:list-item>
      </text:list>
      <text:p text:style-name="Function"/>
      <text:p text:style-name="Function"><text:span text:style-name="T113">m</text:span><text:span text:style-name="T114">erge_page</text:span>(page2):</text:p>
      <text:p text:style-name="aka">(aka<text:s/><text:span text:style-name="T115">mergePage</text:span>() for compatibility)</text:p>
      <text:p text:style-name="P116">Merges the content streams of two pages<text:s/>into one. <text:s/>Resource references<text:s/>(i.e. fonts) are maintained from both pages. <text:s/>The mediabox/cropbox/etc<text:s/>of this page are not altered. <text:s/>The parameter page's content stream will<text:s/>be added to the end of this page's content stream, meaning that it will<text:s/>be drawn after, or "on top" of this page.</text:p>
      <text:p text:style-name="P117">Parameters :</text:p>
      <text:list text:style-name="LFO1" text:continue-numbering="true">
        <text:list-item>
          <text:p text:style-name="P118"><text:span text:style-name="T119">p</text:span><text:span text:style-name="T120">age2</text:span><text:span text:style-name="T121">(PageObject)</text:span><text:span text:style-name="T122"><text:s/>– rotation angle (multiple of 90)</text:span></text:p>
        </text:list-item>
      </text:list>
      <text:p text:style-name="P123"/>
      <text:p text:style-name="Function"><text:span text:style-name="T124">merge_transformed_page</text:span>(page2, ctm, expand=False)<text:span text:style-name="T125">:</text:span></text:p>
      <text:p text:style-name="aka">(aka<text:s/><text:span text:style-name="T126">mergeTransformedPage</text:span>() for compatibility)</text:p>
      <text:p text:style-name="P127">This is similar to mergePage,<text:s/>but a transformation matrix is<text:s/>applied to the merged stream.</text:p>
      <text:p text:style-name="P128">Parameters :</text:p>
      <text:list text:style-name="LFO1" text:continue-numbering="true">
        <text:list-item>
          <text:p text:style-name="P129"><text:span text:style-name="T130">page2</text:span><text:span text:style-name="T131">(PageObject)</text:span><text:span text:style-name="T132"><text:s/>– rotation angle (multiple of 90)</text:span></text:p>
        </text:list-item>
        <text:list-item>
          <text:p text:style-name="P133"><text:span text:style-name="T134">ctm (</text:span><text:span text:style-name="T135">tuple</text:span><text:span text:style-name="T136">) – 6 elements defining the transformation matrix (2D-afin matrix <text:s/>+ vector translation)</text:span></text:p>
        </text:list-item>
        <text:list-item>
          <text:p text:style-name="P137"><text:span text:style-name="T138">expand</text:span><text:span text:style-name="T139">(</text:span><text:span text:style-name="T140">bool</text:span><text:span text:style-name="T141">)</text:span><text:span text:style-name="T142">: Whether the page should be expanded to fit the dimensions of the page to be merged.</text:span></text:p>
        </text:list-item>
      </text:list>
      <text:p text:style-name="P143"/>
      <text:p text:style-name="P144"/>
      <text:p text:style-name="Function"><text:span text:style-name="T145">merge_</text:span><text:span text:style-name="T146">scaled</text:span><text:span text:style-name="T147">_page</text:span>(page2,<text:s/>scale, expand=False)<text:span text:style-name="T148">:</text:span></text:p>
      <text:p text:style-name="aka">(aka<text:s/><text:span text:style-name="T149">mergeScaledPage</text:span>() for compatibility)</text:p>
      <text:p text:style-name="P150">This is similar to mergePage,<text:s/>but a scaling transformation is<text:s/>applied to the merged stream.</text:p>
      <text:p text:style-name="P151">Parameters :</text:p>
      <text:list text:style-name="LFO1" text:continue-numbering="true">
        <text:list-item>
          <text:p text:style-name="P152"><text:span text:style-name="T153">page2</text:span><text:span text:style-name="T154">(PageObject)</text:span><text:span text:style-name="T155"><text:s/>– rotation angle (multiple of 90)</text:span></text:p>
        </text:list-item>
        <text:list-item>
          <text:p text:style-name="P156"><text:span text:style-name="T157">scale(</text:span><text:span text:style-name="T158">float</text:span><text:span text:style-name="T159">) – Scaling factor</text:span></text:p>
        </text:list-item>
        <text:list-item>
          <text:p text:style-name="P160"><text:span text:style-name="T161">expand</text:span><text:span text:style-name="T162">(</text:span><text:span text:style-name="T163">bool</text:span><text:span text:style-name="T164">)</text:span><text:span text:style-name="T165">: Whether the page should be expanded to fit the dimensions of the page to be merged.</text:span></text:p>
        </text:list-item>
      </text:list>
      <text:p text:style-name="P166"/>
      <text:p text:style-name="Function"><text:span text:style-name="T167">merge_</text:span><text:span text:style-name="T168">rotated</text:span><text:span text:style-name="T169">_page</text:span>(page2,<text:s/>rotation, expand=False)<text:span text:style-name="T170">:</text:span></text:p>
      <text:p text:style-name="aka">(aka<text:s/><text:span text:style-name="T171">mergeRotatedPage</text:span>() for compatibility)</text:p>
      <text:p text:style-name="P172">This is similar to mergePage,<text:s/>but a<text:s/>rotation<text:s/>is<text:s/>applied to the merged stream.</text:p>
      <text:p text:style-name="P173">Parameters :</text:p>
      <text:list text:style-name="LFO1" text:continue-numbering="true">
        <text:list-item>
          <text:p text:style-name="P174"><text:span text:style-name="T175">page2</text:span><text:span text:style-name="T176">(PageObject)</text:span><text:span text:style-name="T177"><text:s/>– rotation angle (multiple of 90)</text:span></text:p>
        </text:list-item>
        <text:list-item>
          <text:p text:style-name="P178"><text:span text:style-name="T179">rotation(</text:span><text:span text:style-name="T180">float</text:span><text:span text:style-name="T181">) – Rotating angle in degrees</text:span></text:p>
        </text:list-item>
        <text:list-item>
          <text:p text:style-name="P182"><text:span text:style-name="T183">expand</text:span><text:span text:style-name="T184">(</text:span><text:span text:style-name="T185">bool</text:span><text:span text:style-name="T186">)</text:span><text:span text:style-name="T187">: Whether the page should be expanded to fit the dimensions of the page to be merged.</text:span></text:p>
        </text:list-item>
      </text:list>
      <text:p text:style-name="P188"/>
      <text:p text:style-name="Function"><text:span text:style-name="T189">merge_</text:span><text:span text:style-name="T190">translated</text:span><text:span text:style-name="T191">_page</text:span>(page2,<text:s/>tx_, ty_, expand=False)<text:span text:style-name="T192">:</text:span></text:p>
      <text:p text:style-name="aka">(aka<text:s/><text:span text:style-name="T193">merge</text:span><text:span text:style-name="T194">Translated</text:span><text:span text:style-name="T195">Page</text:span>() for compatibility)</text:p>
      <text:p text:style-name="P196">This is similar to mergePage,<text:s/>but a<text:s/>translation<text:s/>is<text:s/>applied to the merged stream.</text:p>
      <text:p text:style-name="P197">Parameters :</text:p>
      <text:list text:style-name="LFO1" text:continue-numbering="true">
        <text:list-item>
          <text:p text:style-name="P198"><text:span text:style-name="T199">page2</text:span><text:span text:style-name="T200">(PageObject)</text:span><text:span text:style-name="T201"><text:s/>– rotation angle (multiple of 90)</text:span></text:p>
        </text:list-item>
        <text:list-item>
          <text:p text:style-name="P202"><text:span text:style-name="T203">tx_<text:s/></text:span><text:span text:style-name="T204">(</text:span><text:span text:style-name="T205">float</text:span><text:span text:style-name="T206">) –<text:s/></text:span><text:span text:style-name="T207">translation on X axis</text:span></text:p>
        </text:list-item>
        <text:list-item>
          <text:p text:style-name="P208"><text:span text:style-name="T209">ty_ (</text:span><text:span text:style-name="T210">float</text:span><text:span text:style-name="T211">) – translation on Y axis</text:span></text:p>
        </text:list-item>
        <text:list-item>
          <text:p text:style-name="P212"><text:span text:style-name="T213">expand</text:span><text:span text:style-name="T214">(</text:span><text:span text:style-name="T215">bool</text:span><text:span text:style-name="T216">)</text:span><text:span text:style-name="T217">: Whether the page should be expanded to fit the dimensions of the page to be merged.</text:span></text:p>
        </text:list-item>
      </text:list>
      <text:p text:style-name="P218"/>
      <text:p text:style-name="Function"><text:span text:style-name="T219">merge_</text:span><text:span text:style-name="T220">rotated_translated</text:span><text:span text:style-name="T221">_page</text:span>(page2,<text:s/>rotation, tx_, ty_, expand=False)<text:span text:style-name="T222">:</text:span></text:p>
      <text:p text:style-name="aka">(aka<text:s/><text:span text:style-name="T223">merge</text:span><text:span text:style-name="T224">Rotated</text:span><text:span text:style-name="T225">TranslatedPage</text:span>() for compatibility)</text:p>
      <text:p text:style-name="P226">This is similar to mergePage,<text:s/>but a rotation then translation is<text:s/>applied to the merged stream.</text:p>
      <text:p text:style-name="P227">Parameters :</text:p>
      <text:list text:style-name="LFO1" text:continue-numbering="true">
        <text:list-item>
          <text:p text:style-name="P228"><text:span text:style-name="T229">page2</text:span><text:span text:style-name="T230">(PageObject)</text:span><text:span text:style-name="T231"><text:s/>– rotation angle (multiple of 90)</text:span></text:p>
        </text:list-item>
        <text:list-item>
          <text:p text:style-name="P232"><text:span text:style-name="T233">rotation(</text:span><text:span text:style-name="T234">float</text:span><text:span text:style-name="T235">) – Rotating angle in degrees</text:span></text:p>
        </text:list-item>
        <text:list-item>
          <text:p text:style-name="P236"><text:span text:style-name="T237">tx_ (</text:span><text:span text:style-name="T238">float</text:span><text:span text:style-name="T239">) – translation on X axis</text:span></text:p>
        </text:list-item>
        <text:list-item>
          <text:p text:style-name="P240"><text:span text:style-name="T241">ty_ (</text:span><text:span text:style-name="T242">float</text:span><text:span text:style-name="T243">) – translation on Y axis</text:span></text:p>
        </text:list-item>
        <text:list-item>
          <text:p text:style-name="P244"><text:span text:style-name="T245">expand</text:span><text:span text:style-name="T246">(</text:span><text:span text:style-name="T247">bool</text:span><text:span text:style-name="T248">)</text:span><text:span text:style-name="T249">: Whether the page should be expanded to fit the dimensions of the page to be merged.</text:span></text:p>
        </text:list-item>
      </text:list>
      <text:p text:style-name="P250"/>
      <text:p text:style-name="Function"><text:span text:style-name="T251">merge_</text:span><text:span text:style-name="T252">rotated_scaled</text:span><text:span text:style-name="T253">_page</text:span>(page2,<text:s/>rotation, scale, expand=False)<text:span text:style-name="T254">:</text:span></text:p>
      <text:p text:style-name="aka">(aka<text:s/><text:span text:style-name="T255">merge</text:span><text:span text:style-name="T256">RotatedScaled</text:span><text:span text:style-name="T257">Page</text:span>() for compatibility)</text:p>
      <text:p text:style-name="P258">This is similar to mergePage,<text:s/>but a rotation<text:s/>then scaling<text:s/>is<text:s/>applied to the merged stream.</text:p>
      <text:p text:style-name="P259">Parameters :</text:p>
      <text:list text:style-name="LFO1" text:continue-numbering="true">
        <text:list-item>
          <text:p text:style-name="P260"><text:span text:style-name="T261">page2</text:span><text:span text:style-name="T262">(PageObject)</text:span><text:span text:style-name="T263"><text:s/>– rotation angle (multiple of 90)</text:span></text:p>
        </text:list-item>
        <text:list-item>
          <text:p text:style-name="P264"><text:span text:style-name="T265">rotation(</text:span><text:span text:style-name="T266">float</text:span><text:span text:style-name="T267">) – Rotating angle in degrees</text:span></text:p>
        </text:list-item>
        <text:list-item>
          <text:p text:style-name="P268"><text:span text:style-name="T269">scale(</text:span><text:span text:style-name="T270">float</text:span><text:span text:style-name="T271">) – Scaling factor</text:span></text:p>
        </text:list-item>
        <text:list-item>
          <text:p text:style-name="P272"><text:span text:style-name="T273">expand</text:span><text:span text:style-name="T274">(</text:span><text:span text:style-name="T275">bool</text:span><text:span text:style-name="T276">)</text:span><text:span text:style-name="T277">: Whether the page should be expanded to fit the dimensions of the page to be merged.</text:span></text:p>
        </text:list-item>
      </text:list>
      <text:p text:style-name="P278"/>
      <text:p text:style-name="Function"><text:span text:style-name="T279">merge_</text:span><text:span text:style-name="T280">scaled_translated</text:span><text:span text:style-name="T281">_page</text:span>(page2,<text:s/>scale, tx_, ty_, expand=False)<text:span text:style-name="T282">:</text:span></text:p>
      <text:p text:style-name="aka">(aka<text:s/><text:span text:style-name="T283">mergeScaledTranslatedPage</text:span>() for compatibility)</text:p>
      <text:p text:style-name="P284">This is similar to mergePage,<text:s/>but a scaling then translation is<text:s/>applied to the merged stream.</text:p>
      <text:p text:style-name="P285">Parameters :</text:p>
      <text:list text:style-name="LFO1" text:continue-numbering="true">
        <text:list-item>
          <text:p text:style-name="P286"><text:span text:style-name="T287">page2</text:span><text:span text:style-name="T288">(PageObject)</text:span><text:span text:style-name="T289"><text:s/>– rotation angle (multiple of 90)</text:span></text:p>
        </text:list-item>
        <text:list-item>
          <text:p text:style-name="P290"><text:span text:style-name="T291">scale(</text:span><text:span text:style-name="T292">float</text:span><text:span text:style-name="T293">) – Scaling factor</text:span></text:p>
        </text:list-item>
        <text:list-item>
          <text:p text:style-name="P294"><text:span text:style-name="T295">tx_ (</text:span><text:span text:style-name="T296">float</text:span><text:span text:style-name="T297">) – translation on X axis</text:span></text:p>
        </text:list-item>
        <text:list-item>
          <text:p text:style-name="P298"><text:span text:style-name="T299">ty_ (</text:span><text:span text:style-name="T300">float</text:span><text:span text:style-name="T301">) – translation on Y axis</text:span></text:p>
        </text:list-item>
        <text:list-item>
          <text:p text:style-name="P302"><text:span text:style-name="T303">expand</text:span><text:span text:style-name="T304">(</text:span><text:span text:style-name="T305">bool</text:span><text:span text:style-name="T306">)</text:span><text:span text:style-name="T307">: Whether the page should be expanded to fit the dimensions of the page to be merged.</text:span></text:p>
        </text:list-item>
      </text:list>
      <text:p text:style-name="P308"/>
      <text:p text:style-name="Function"><text:span text:style-name="T309">merge_</text:span><text:span text:style-name="T310">rotated_scaled_translated</text:span><text:span text:style-name="T311">_page</text:span>(page2,<text:s/>rotation, scale, tx_, ty_, expand=False)<text:span text:style-name="T312">:</text:span></text:p>
      <text:p text:style-name="aka">(aka<text:s/><text:span text:style-name="T313">mergeRotatedScaledTranslatedPage</text:span>() for compatibility)</text:p>
      <text:p text:style-name="P314">This is similar to mergePage,<text:s/>but a rotation and scaling then translation is<text:s/>applied to the merged stream.</text:p>
      <text:p text:style-name="P315">Parameters :</text:p>
      <text:list text:style-name="LFO1" text:continue-numbering="true">
        <text:list-item>
          <text:p text:style-name="P316"><text:span text:style-name="T317">page2</text:span><text:span text:style-name="T318">(PageObject)</text:span><text:span text:style-name="T319"><text:s/>– rotation angle (multiple of 90)</text:span></text:p>
        </text:list-item>
        <text:list-item>
          <text:p text:style-name="P320"><text:span text:style-name="T321">rotation(</text:span><text:span text:style-name="T322">float</text:span><text:span text:style-name="T323">) – Rotating angle in degrees</text:span></text:p>
        </text:list-item>
        <text:list-item>
          <text:p text:style-name="P324"><text:span text:style-name="T325">scale(</text:span><text:span text:style-name="T326">float</text:span><text:span text:style-name="T327">) – Scaling factor</text:span></text:p>
        </text:list-item>
        <text:list-item>
          <text:p text:style-name="P328"><text:span text:style-name="T329">tx_ (</text:span><text:span text:style-name="T330">float</text:span><text:span text:style-name="T331">) – translation on X axis</text:span></text:p>
        </text:list-item>
        <text:list-item>
          <text:p text:style-name="P332"><text:span text:style-name="T333">ty_ (</text:span><text:span text:style-name="T334">float</text:span><text:span text:style-name="T335">) – translation on Y axis</text:span></text:p>
        </text:list-item>
        <text:list-item>
          <text:p text:style-name="P336"><text:span text:style-name="T337">expand</text:span><text:span text:style-name="T338">(</text:span><text:span text:style-name="T339">bool</text:span><text:span text:style-name="T340">)</text:span><text:span text:style-name="T341">: Whether the page should be expanded to fit the dimensions of the page to be merged.</text:span></text:p>
        </text:list-item>
      </text:list>
      <text:p text:style-name="P342"/>
      <text:p text:style-name="Function"><text:span text:style-name="T343">add</text:span><text:span text:style-name="T344">_transform</text:span><text:span text:style-name="T345">ation</text:span>(ctm)<text:span text:style-name="T346">:</text:span></text:p>
      <text:p text:style-name="aka">(aka<text:s/><text:span text:style-name="T347">addTransformation</text:span>() for compatibility)</text:p>
      <text:p text:style-name="P348">Apply a transformation matrix to the page.</text:p>
      <text:p text:style-name="P349">Parameters :</text:p>
      <text:list text:style-name="LFO1" text:continue-numbering="true">
        <text:list-item>
          <text:p text:style-name="P350"><text:span text:style-name="T351">ctm (</text:span><text:span text:style-name="T352">tuple</text:span><text:span text:style-name="T353">) – 6 elements defining the transformation matrix (2D-afin matrix <text:s/>+ vector translation)</text:span></text:p>
        </text:list-item>
      </text:list>
      <text:p text:style-name="P354"/>
      <text:p text:style-name="Function"><text:span text:style-name="T355">scale</text:span>(sx_,sy_)<text:span text:style-name="T356">:</text:span></text:p>
      <text:p text:style-name="P357">Apply a scaling transformation matrix to the page.<text:s/>With different factor on each axis</text:p>
      <text:p text:style-name="P358">Parameters :</text:p>
      <text:list text:style-name="LFO1" text:continue-numbering="true">
        <text:list-item>
          <text:p text:style-name="P359"><text:span text:style-name="T360">sx_</text:span><text:span text:style-name="T361">(</text:span><text:span text:style-name="T362">float</text:span><text:span text:style-name="T363">) – Scaling factor</text:span><text:span text:style-name="T364"><text:s/>on X axis</text:span></text:p>
        </text:list-item>
        <text:list-item>
          <text:p text:style-name="P365"><text:span text:style-name="T366">sy_(</text:span><text:span text:style-name="T367">float</text:span><text:span text:style-name="T368">) – Scaling factor on Y axis</text:span></text:p>
        </text:list-item>
      </text:list>
      <text:p text:style-name="P369"/>
      <text:p text:style-name="Function"><text:span text:style-name="T370">scale</text:span><text:span text:style-name="T371">_by</text:span>(factor)<text:span text:style-name="T372">:</text:span></text:p>
      <text:p text:style-name="P373">Apply a scaling transformation matrix to the page, same value on both axis</text:p>
      <text:p text:style-name="P374">Parameters :</text:p>
      <text:list text:style-name="LFO1" text:continue-numbering="true">
        <text:list-item>
          <text:p text:style-name="P375"><text:span text:style-name="T376">factor(</text:span><text:span text:style-name="T377">float</text:span><text:span text:style-name="T378">) – Scaling factor on X axis</text:span></text:p>
        </text:list-item>
      </text:list>
      <text:p text:style-name="P379"/>
      <text:p text:style-name="Function"><text:span text:style-name="T380">scale</text:span><text:span text:style-name="T381">_to</text:span>(width, height)<text:span text:style-name="T382">:</text:span></text:p>
      <text:p text:style-name="P383">Apply a scaling transformation matrix to the page to reach a new width and height</text:p>
      <text:p text:style-name="P384">Parameters :</text:p>
      <text:list text:style-name="LFO1" text:continue-numbering="true">
        <text:list-item>
          <text:p text:style-name="P385"><text:span text:style-name="T386">width (</text:span><text:span text:style-name="T387">float</text:span><text:span text:style-name="T388">) – new width</text:span></text:p>
        </text:list-item>
        <text:list-item>
          <text:p text:style-name="P389"><text:span text:style-name="T390">height(</text:span><text:span text:style-name="T391">float</text:span><text:span text:style-name="T392">) – new height</text:span></text:p>
        </text:list-item>
      </text:list>
      <text:p text:style-name="P393"/>
      <text:p text:style-name="Function"><text:span text:style-name="T394">compress_content</text:span>()<text:span text:style-name="T395">:</text:span></text:p>
      <text:p text:style-name="P396">Compresses the size of this page by<text:s/>joining all content streams and applying a FlateDecode filter.<text:s/>However, it is possible that this function will perform no action if<text:s/>content stream compression becomes "automatic" for some reason.</text:p>
      <text:p text:style-name="P397"/>
      <text:p text:style-name="Function"><text:span text:style-name="T398">Extract_text</text:span>()<text:span text:style-name="T399">:</text:span></text:p>
      <text:p text:style-name="P400">Locate all text drawing commands, in the<text:s/>order they are provided in the<text:s/>content stream, and extract the text. <text:s/>This works well for some PDF<text:s/>files, but poorly for others, depending on the generator used. <text:s/>This<text:s/>will be refined in the future. <text:s/>Do not rely on the order of text coming<text:s/>out of this function, as it will change if this function is made more<text:s/>sophisticated.</text:p>
      <text:p text:style-name="P401">Returns :</text:p>
      <text:list text:style-name="LFO1" text:continue-numbering="true">
        <text:list-item>
          <text:p text:style-name="P402"><text:span text:style-name="T403">Unicode str</text:span><text:span text:style-name="T404"><text:s/>– extracted text</text:span></text:p>
        </text:list-item>
      </text:list>
      <text:p text:style-name="P405"/>
      <text:p text:style-name="Function"><text:span text:style-name="T406">media_box</text:span></text:p>
      <text:p text:style-name="aka">(aka<text:s/><text:span text:style-name="T407">mediaBox<text:s/></text:span>for compatibility)</text:p>
      <text:p text:style-name="P408">A RectangleObject, expressed in default user space units, defining the boundaries of the physical medium on which the page is intended to be displayed or printed</text:p>
      <text:p text:style-name="P409">art_box</text:p>
      <text:p text:style-name="aka">(aka<text:s/><text:span text:style-name="T410">artBox</text:span><text:span text:style-name="T411"><text:s/></text:span>for compatibility)</text:p>
      <text:p text:style-name="P412">A RectangleObject, expressed in default user space units, defining the extent of the page’s meaningful content as intended by the page’s creator.</text:p>
      <text:p text:style-name="P413"/>
      <text:p text:style-name="P414">bleed_box</text:p>
      <text:p text:style-name="aka">(aka<text:s/><text:span text:style-name="T415">bleed</text:span><text:span text:style-name="T416">Box</text:span><text:span text:style-name="T417"><text:s/></text:span>for compatibility)</text:p>
      <text:p text:style-name="P418">A RectangleObject, expressed in default user space units,<text:s/>defining the region to which the contents of the page should be clipped when output in a production enviroment.</text:p>
      <text:p text:style-name="P419"/>
      <text:p text:style-name="P420">crop_box</text:p>
      <text:p text:style-name="aka">(aka<text:s/><text:span text:style-name="T421">crop</text:span><text:span text:style-name="T422">Box</text:span><text:span text:style-name="T423"><text:s/></text:span>for compatibility)</text:p>
      <text:p text:style-name="P424">A RectangleObject, expressed in default user space units,<text:s/>defining the visible region of default user space. When the page is displayed or printed, its contents are to be clipped (cropped) to this rectangle and then imposed on the output medium in some implementation-defined manner. Default value: same as mediaBox.</text:p>
      <text:p text:style-name="P425"/>
      <text:p text:style-name="P426">trim_box</text:p>
      <text:p text:style-name="aka">(aka<text:s/><text:span text:style-name="T427">trim</text:span><text:span text:style-name="T428">Box</text:span><text:span text:style-name="T429"><text:s/></text:span>for compatibility)</text:p>
      <text:p text:style-name="P430">A RectangleObject, expressed in default user space units,<text:s/>defining the intended dimensions of the finished page after trimming.</text:p>
      <text:p text:style-name="P431"/>
      <text:p text:style-name="P432"/>
      <text:p text:style-name="P4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ig-paren" style:display-name="sig-par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style:style style:name="pre" style:display-name="pre" style:family="text" style:parent-style-name="DefaultParagraphFont"/>
    <style:style style:name="aka" style:display-name="aka"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 style:display-name="Function" style:family="paragraph" style:parent-style-name="Normal">
      <style:paragraph-properties fo:margin-bottom="0in" fo:line-height="100%"/>
      <style:text-properties style:font-name="Courier New" style:font-name-asian="Times New Roman" fo:font-style="italic" style:font-style-asian="italic" style:font-style-complex="italic" fo:color="#0070C0" fo:font-size="12pt" style:font-size-asian="12pt" style:font-size-complex="12pt" fo:language="en" fo:country="US" style:language-asian="fr" style:country-asian="FR" fo:hyphenate="false"/>
    </style:style>
    <style:style style:name="akaChar" style:display-name="aka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also" style:display-name="also"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Char" style:display-name="Function Char" style:family="text" style:parent-style-name="DefaultParagraphFont">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alsoChar" style:display-name="also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gp" style:display-name="gp" style:family="text" style:parent-style-name="DefaultParagraphFont"/>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 style:display-name="s" style:family="text" style:parent-style-name="DefaultParagraphFont"/>
    <style:style style:name="go" style:display-name="go"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option" style:display-name="opti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 DAVID</meta:initial-creator>
    <dc:creator>Christophe DAVID</dc:creator>
    <meta:creation-date>2020-08-06T16:28:00Z</meta:creation-date>
    <dc:date>2020-08-06T21:22:00Z</dc:date>
    <meta:template xlink:href="Normal.dotm" xlink:type="simple"/>
    <meta:editing-cycles>3</meta:editing-cycles>
    <meta:editing-duration>PT17700S</meta:editing-duration>
    <meta:document-statistic meta:page-count="1" meta:paragraph-count="17" meta:word-count="1344" meta:character-count="8724" meta:row-count="61" meta:non-whitespace-character-count="7397"/>
  </office:meta>
</office:document-meta>
</file>